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3"/>
          <table:table-cell office:value-type="string">
            <text:p>超市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20141014">
            <text:p>201410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0141015">
            <text:p>20141015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6">
            <text:p>20141016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/>
          <table:table-cell office:value-type="float" office:value="20141017">
            <text:p>20141017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3"/>
          <table:table-cell office:value-type="string">
            <text:p>绳子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141018">
            <text:p>2014101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3"/>
          <table:table-cell office:value-type="string">
            <text:p>肠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2"/>
          <table:table-cell office:value-type="string">
            <text:p>橘子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0141019">
            <text:p>201410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卷子包子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2"/>
          <table:table-cell office:value-type="float" office:value="20141020">
            <text:p>20141020</text:p>
          </table:table-cell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1">
            <text:p>20141021</text:p>
          </table:table-cell>
          <table:table-cell office:value-type="string">
            <text:p>晚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2">
            <text:p>20141022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2">
            <text:p>20141102</text:p>
          </table:table-cell>
          <table:table-cell office:value-type="string">
            <text:p>过路费</text:p>
          </table:table-cell>
          <table:table-cell office:value-type="float" office:value="46">
            <text:p>46</text:p>
          </table:table-cell>
          <table:table-cell table:number-columns-repeated="7"/>
          <table:table-cell office:value-type="float" office:value="20141023">
            <text:p>20141023</text:p>
          </table:table-cell>
          <table:table-cell office:value-type="string">
            <text:p>晚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加油</text:p>
          </table:table-cell>
          <table:table-cell office:value-type="float" office:value="230">
            <text:p>230</text:p>
          </table:table-cell>
          <table:table-cell office:value-type="string">
            <text:p>19482Km</text:p>
          </table:table-cell>
          <table:table-cell table:number-columns-repeated="6"/>
          <table:table-cell office:value-type="float" office:value="20141024">
            <text:p>20141024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广州X医院</text:p>
          </table:table-cell>
          <table:table-cell office:value-type="float" office:value="1104">
            <text:p>1104</text:p>
          </table:table-cell>
          <table:table-cell table:number-columns-repeated="8"/>
          <table:table-cell office:value-type="string">
            <text:p>加油</text:p>
          </table:table-cell>
          <table:table-cell office:value-type="float" office:value="280">
            <text:p>280</text:p>
          </table:table-cell>
          <table:table-cell office:value-type="string">
            <text:p>19029Km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手机充值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20141025">
            <text:p>20141025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4">
            <text:p>2014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橘子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7"/>
          <table:table-cell office:value-type="float" office:value="20141026">
            <text:p>2014102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5">
            <text:p>20141105</text:p>
          </table:table-cell>
          <table:table-cell office:value-type="string">
            <text:p>房租电费</text:p>
          </table:table-cell>
          <table:table-cell office:value-type="float" office:value="2930">
            <text:p>2930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9.2">
            <text:p>19.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信用卡转账</text:p>
          </table:table-cell>
          <table:table-cell/>
          <table:table-cell office:value-type="float" office:value="2350">
            <text:p>2350</text:p>
          </table:table-cell>
          <table:table-cell table:number-columns-repeated="7"/>
          <table:table-cell office:value-type="string">
            <text:p>晚饭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0141027">
            <text:p>2014102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车贷卡转账</text:p>
          </table:table-cell>
          <table:table-cell office:value-type="float" office:value="2100">
            <text:p>2100</text:p>
          </table:table-cell>
          <table:table-cell table:number-columns-repeated="7"/>
          <table:table-cell office:value-type="float" office:value="20141028">
            <text:p>20141028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7.5">
            <text:p>17.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9">
            <text:p>20141109</text:p>
          </table:table-cell>
          <table:table-cell office:value-type="string">
            <text:p>早餐</text:p>
          </table:table-cell>
          <table:table-cell office:value-type="float" office:value="12">
            <text:p>12</text:p>
          </table:table-cell>
          <table:table-cell table:number-columns-repeated="7"/>
          <table:table-cell office:value-type="float" office:value="20141029">
            <text:p>20141029</text:p>
          </table:table-cell>
          <table:table-cell office:value-type="string">
            <text:p>车保养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过路费来回</text:p>
          </table:table-cell>
          <table:table-cell office:value-type="float" office:value="26">
            <text:p>26</text:p>
          </table:table-cell>
          <table:table-cell table:number-columns-repeated="8"/>
          <table:table-cell office:value-type="string">
            <text:p>车维修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13">
            <text:p>20141113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20102km</text:p>
          </table:table-cell>
          <table:table-cell table:number-columns-repeated="6"/>
          <table:table-cell office:value-type="float" office:value="20141030">
            <text:p>2014103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吴昶结婚红包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82:.T149])" office:value-type="float" office:value="9347.2">
            <text:p>9347.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2014／11／14</text:date>, <text:time>10:27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1-14T10:27:45.23</dc:date>
    <meta:editing-duration>PT17H9M8S</meta:editing-duration>
    <meta:editing-cycles>484</meta:editing-cycles>
    <meta:generator>OpenOffice.org/3.4$Win32 OpenOffice.org_project/340m1$Build-9590</meta:generator>
    <meta:document-statistic meta:table-count="3" meta:cell-count="2733" meta:object-count="0"/>
  </office:meta>
</office:document-meta>
</file>